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al Tweaking</text:p>
      <text:p text:style-name="P1"><text:span text:style-name="T1"/></text:p>
      <text:p text:style-name="P1">Buildings:</text:p>
      <text:p text:style-name="P1"><text:span text:style-name="T1"/></text:p>
      <text:p text:style-name="P1"><text:span text:style-name="T1">-Archery Tower - done</text:span></text:p>
      <text:p text:style-name="P1"><text:span text:style-name="T1">-Ballista Tower</text:span></text:p>
      <text:p text:style-name="P1"><text:span text:style-name="T1">-Barrack</text:span></text:p>
      <text:p text:style-name="P1"><text:span text:style-name="T1">-Castle</text:span></text:p>
      <text:p text:style-name="P1"><text:span text:style-name="T1">-Dock</text:span></text:p>
      <text:p text:style-name="P1"><text:span text:style-name="T1">-Farm</text:span></text:p>
      <text:p text:style-name="P1"><text:span text:style-name="T1">-Fort</text:span></text:p>
      <text:p text:style-name="P1"><text:span text:style-name="T1">-Mine</text:span></text:p>
      <text:p text:style-name="P1"><text:span text:style-name="T1">-Royal Palace</text:span></text:p>
      <text:p text:style-name="P1"><text:span text:style-name="T1">-Stable</text:span></text:p>
      <text:p text:style-name="P1"><text:span text:style-name="T1">-Stockpile</text:span></text:p>
      <text:p text:style-name="P1"><text:span text:style-name="T1">-Wall</text:span></text:p>
      <text:p text:style-name="P1"><text:span text:style-name="T1"/></text:p>
      <text:p text:style-name="P1">Units:</text:p>
      <text:p text:style-name="P1"><text:span text:style-name="T1"/></text:p>
      <text:p text:style-name="P1"><text:span text:style-name="T1">-Archer</text:span></text:p>
      <text:p text:style-name="P1"><text:span text:style-name="T1">-Axeman</text:span></text:p>
      <text:p text:style-name="P1"><text:span text:style-name="T1">-Battering Ram</text:span></text:p>
      <text:p text:style-name="P1"><text:span text:style-name="T1">-Heavy Archer</text:span></text:p>
      <text:p text:style-name="P1"><text:span text:style-name="T1">-Heavy Battering Ram</text:span></text:p>
      <text:p text:style-name="P1"><text:span text:style-name="T1">-Servant</text:span></text:p>
      <text:p text:style-name="P1"><text:span text:style-name="T1">-Slave</text:span></text:p>
      <text:p text:style-name="P1"><text:span text:style-name="T1">-Spear man</text:span></text:p>
      <text:p text:style-name="P1"><text:span text:style-name="T1">-Swordsman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2-22T21:28:00.04</meta:creation-date>
    <dc:date>2016-02-22T21:58:08.07</dc:date>
    <dc:creator>Harry Martin</dc:creator>
    <meta:editing-duration>PT30M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4" meta:word-count="35" meta:character-count="235"/>
  </office:meta>
</office:document-meta>
</file>